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ffff00"/>
      <style:text-properties style:font-name="Liberation Sans" style:font-name-asian="Noto Sans CJK SC Regular" style:font-name-complex="Noto Sans CJK SC Regular"/>
    </style:style>
    <style:style style:name="ce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用户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en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微信开发id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自己的昵称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ession_key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微信的密钥</text:p>
          </table:table-cell>
          <table:table-cell office:value-type="string" calcext:value-type="string">
            <text:p>存入缓存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toke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会话密钥</text:p>
          </table:table-cell>
          <table:table-cell office:value-type="string" calcext:value-type="string">
            <text:p>存入缓存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_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31日内是否支付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riendship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关系</text:p>
          </table:table-cell>
          <table:table-cell office:value-type="string" calcext:value-type="string">
            <text:p>关系都是一对的。加为好友时，将生成两个friendship记录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iend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朋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ck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朋友的昵称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朋友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名称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nds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众多朋友id</text:p>
          </table:table-cell>
          <table:table-cell office:value-type="string" calcext:value-type="string">
            <text:p>用String.split(',')和Array.join(',')可以互相转换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ouptodo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群任务</text:p>
          </table:table-cell>
          <table:table-cell office:value-type="string" calcext:value-type="string">
            <text:p>方便群发愿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群编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内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finis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是否关闭</text:p>
          </table:table-cell>
          <table:table-cell office:value-type="string" calcext:value-type="string">
            <text:p>是否关闭由所有者决定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do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愿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office:value-type="string" calcext:value-type="string">
            <text:p>可以给自己表达愿望，也可以把看到的别人愿望一键转给自己，但所有者也跟着改为自己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iv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接受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内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finis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是否关闭</text:p>
          </table:table-cell>
          <table:table-cell office:value-type="string" calcext:value-type="string">
            <text:p>是否关闭由所有者决定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_t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优先级</text:p>
          </table:table-cell>
          <table:table-cell office:value-type="string" calcext:value-type="string">
            <text:p>优先级由愿望接收者设置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todo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群任务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iscussion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讨论</text:p>
          </table:table-cell>
          <table:table-cell office:value-type="string" calcext:value-type="string">
            <text:p>“跟随”按钮可以设置为一条讨论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do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属于某个愿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愿望的提出者和接收者之间的讨论将提示对方，而其他人的讨论则只是显示在页面之中。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yment</text:p>
          </table:table-cell>
          <table:table-cell table:style-name="ce1" office:value-type="string" calcext:value-type="string">
            <text:p>表</text:p>
          </table:table-cell>
          <table:table-cell table:style-name="ce1" office:value-type="string" calcext:value-type="string">
            <text:p>支付结果</text:p>
          </table:table-cell>
          <table:table-cell office:value-type="string" calcext:value-type="string">
            <text:p>微信推送通知时，生成该表记录，并更新用户的end_time时间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用户i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n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微信用户开放编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action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交易编号</text:p>
          </table:table-cell>
          <table:table-cell office:value-type="string" calcext:value-type="string">
            <text:p>查询时需要提供这个编号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_fe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订单金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_e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支付完成时间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ult_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业务结果</text:p>
          </table:table-cell>
          <table:table-cell office:value-type="string" calcext:value-type="string">
            <text:p>SUCCESS/FAIL，这是支付是否成功的标识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删除时间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reeting</text:p>
          </table:table-cell>
          <table:table-cell table:style-name="ce5" office:value-type="string" calcext:value-type="string">
            <text:p>表</text:p>
          </table:table-cell>
          <table:table-cell table:style-name="ce5" office:value-type="string" calcext:value-type="string">
            <text:p>请求加为好友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references</text:p>
          </table:table-cell>
          <table:table-cell table:style-name="ce5" office:value-type="string" calcext:value-type="string">
            <text:p>所有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ceiver_id</text:p>
          </table:table-cell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接收者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essag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消息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s_finish</text:p>
          </table:table-cell>
          <table:table-cell table:style-name="ce5" office:value-type="string" calcext:value-type="string">
            <text:p>boolean</text:p>
          </table:table-cell>
          <table:table-cell table:style-name="ce5" office:value-type="string" calcext:value-type="string">
            <text:p>是否接受</text:p>
          </table:table-cell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00/00/00</text:date>, <text:time style:data-style-name="N2" text:time-value="14:59:33.891255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elson </meta:initial-creator>
    <meta:creation-date>2017-02-09T21:21:06.314910291</meta:creation-date>
    <dc:date>2017-02-17T15:29:33.494075988</dc:date>
    <dc:creator>keelson </dc:creator>
    <meta:editing-duration>PT16H16M44S</meta:editing-duration>
    <meta:editing-cycles>27</meta:editing-cycles>
    <meta:generator>LibreOffice/5.1.4.2$Linux_X86_64 LibreOffice_project/10m0$Build-2</meta:generator>
    <meta:document-statistic meta:table-count="1" meta:cell-count="161" meta:object-count="0"/>
  </office:meta>
</office:document-meta>
</file>